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Courier New" svg:font-family="'Courier New', Courier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d874"/>
    </style:style>
    <style:style style:name="P2" style:family="paragraph" style:parent-style-name="Standard">
      <style:paragraph-properties fo:text-align="justify" style:justify-single-word="false"/>
      <style:text-properties officeooo:paragraph-rsid="0012d874"/>
    </style:style>
    <style:style style:name="P3" style:family="paragraph" style:parent-style-name="Standard">
      <style:paragraph-properties fo:text-align="justify" style:justify-single-word="false"/>
      <style:text-properties officeooo:paragraph-rsid="0015341c"/>
    </style:style>
    <style:style style:name="P4" style:family="paragraph" style:parent-style-name="Standard">
      <style:paragraph-properties fo:text-align="justify" style:justify-single-word="false"/>
      <style:text-properties officeooo:paragraph-rsid="0017f63c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15341c" loext:padding="0cm" loext:border="none"/>
    </style:style>
    <style:style style:name="P6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7" style:family="paragraph" style:parent-style-name="Text_20_body" style:list-style-name="L5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8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9" style:family="paragraph" style:parent-style-name="Text_20_body" style:list-style-name="L6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loext:padding="0cm" loext:border="none"/>
    </style:style>
    <style:style style:name="P10" style:family="paragraph" style:parent-style-name="Text_20_body" style:list-style-name="L6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text-align="justify" style:justify-single-word="false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style:font-name="Consolas" fo:font-size="9pt" fo:letter-spacing="normal" fo:font-style="normal" fo:font-weight="normal" officeooo:paragraph-rsid="001fea58" loext:padding="0cm" loext:border="none"/>
    </style:style>
    <style:style style:name="P11" style:family="paragraph" style:parent-style-name="Text_20_body" style:list-style-name="L5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fo:letter-spacing="normal" loext:padding="0cm" loext:border="none"/>
    </style:style>
    <style:style style:name="P12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fo:letter-spacing="normal" loext:padding="0cm" loext:border="none"/>
    </style:style>
    <style:style style:name="P13" style:family="paragraph" style:parent-style-name="Text_20_body" style:list-style-name="L5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fo:letter-spacing="normal" officeooo:paragraph-rsid="001bb52f" loext:padding="0cm" loext:border="none"/>
    </style:style>
    <style:style style:name="P14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fffff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fo:letter-spacing="normal" loext:padding="0cm" loext:border="none"/>
    </style:style>
    <style:style style:name="P15" style:family="paragraph" style:parent-style-name="Text_20_body" style:list-style-name="L6">
      <loext:graphic-properties draw:fill="solid" draw:fill-color="#f8f8f8" draw:opacity="100%"/>
      <style:paragraph-properties fo:margin-left="0cm" fo:margin-right="0cm" fo:margin-top="0cm" fo:margin-bottom="0cm" loext:contextual-spacing="false" style:line-height-at-least="0.37cm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/>
      <style:text-properties fo:font-variant="normal" fo:text-transform="none" fo:color="#000000" fo:letter-spacing="normal" loext:padding="0cm" loext:border="none"/>
    </style:style>
    <style:style style:name="P1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f4141"/>
    </style:style>
    <style:style style:name="T2" style:family="text">
      <style:text-properties fo:color="#2e8b57" fo:font-weight="bold"/>
    </style:style>
    <style:style style:name="T3" style:family="text">
      <style:text-properties fo:color="#2e8b57" style:font-name="Consolas" fo:font-size="9pt" fo:font-style="normal" fo:font-weight="bold"/>
    </style:style>
    <style:style style:name="T4" style:family="text">
      <style:text-properties fo:color="#006699" fo:font-weight="bold"/>
    </style:style>
    <style:style style:name="T5" style:family="text">
      <style:text-properties fo:color="#006699" style:font-name="Consolas" fo:font-size="9pt" fo:font-style="normal" fo:font-weight="bold"/>
    </style:style>
    <style:style style:name="T6" style:family="text">
      <style:text-properties style:font-name="Consolas" fo:font-size="9pt" fo:font-style="normal" fo:font-weight="normal"/>
    </style:style>
    <style:style style:name="T7" style:family="text">
      <style:text-properties officeooo:rsid="001bb52f"/>
    </style:style>
    <style:style style:name="T8" style:family="text">
      <style:text-properties officeooo:rsid="001fea58"/>
    </style:style>
    <text:list-style style:name="L1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ystem<text:span text:style-name="T1">y</text:span> wbudowan<text:span text:style-name="T1">e – sprawozdanie z ćwiczeń</text:span></text:h>
      <text:p text:style-name="P1"><text:span text:style-name="T1">(praca samodzielna)</text:span><text:line-break/><text:line-break/>Autor: Kamil Pietrzkiewicz, ISI, NS, V <text:span text:style-name="T1">semestr</text:span></text:p>
      <text:p text:style-name="P1"/>
      <text:p text:style-name="P2"><text:span text:style-name="T1"><text:line-break/>W ramach ćwiczeń zrealizowałem 3 zadania wyznaczone przez prowadzącego. <text:line-break/>Były to: zadanie 1, zadanie 2 oraz zadanie 3. Zadanie 1 polegało na utworzeniu 9 podprogramów, z których każdy realizował inny temat. Należało wykorzystać kod zaprezentowany przez prowadzącego służący do: przechwycenia naciśnięcia przycisku, zapalenia diód, wyświetlenia napisów na wyświetlaczu LCD oraz tworzeniu liczników BCD, binarnych oraz w kodzie Greya.</text:span></text:p>
      <text:p text:style-name="P3"><text:span text:style-name="T1">Zadania okazały się proste w realizacji. Jedyny moment, który wymagał chwili zastanowienia to realizacja podprogramu „kolejka”. Trudność wynikała z konieczności zrozumienia, w jaki sposób należy zapalać i gasić kolejne diody.</text:span></text:p>
      <text:p text:style-name="P3"/>
      <text:p text:style-name="P3">Listing kodu zadania 1:</text:p>
      <text:p text:style-name="P4"/>
      <text:list xml:id="list1350260804" text:style-name="L5">
        <text:list-item>
          <text:p text:style-name="P13">  <text:span text:style-name="T6">unsigned </text:span><text:span text:style-name="T3">char</text:span><text:span text:style-name="T6"> direction = 0;  </text:span></text:p>
        </text:list-item>
        <text:list-item>
          <text:p text:style-name="P6"><text:span text:style-name="T4">void</text:span> intToBinary(unsigned <text:span text:style-name="T2">char</text:span> * buffor, unsigned <text:span text:style-name="T2">char</text:span> value)   </text:p>
        </text:list-item>
        <text:list-item>
          <text:p text:style-name="P7">{  </text:p>
        </text:list-item>
        <text:list-item>
          <text:p text:style-name="P12">    <text:span text:style-name="T3">short</text:span><text:span text:style-name="T6"> i = 7;  </text:span></text:p>
        </text:list-item>
        <text:list-item>
          <text:p text:style-name="P11">    <text:span text:style-name="T5">while</text:span><text:span text:style-name="T6"> (i &gt;= 0) {  </text:span></text:p>
        </text:list-item>
        <text:list-item>
          <text:p text:style-name="P12">        <text:span text:style-name="T6">buffor[i] = ((value &gt;&gt; i) &amp; 1);  </text:span></text:p>
        </text:list-item>
        <text:list-item>
          <text:p text:style-name="P11">        <text:span text:style-name="T6">i--;  </text:span></text:p>
        </text:list-item>
        <text:list-item>
          <text:p text:style-name="P12">    <text:span text:style-name="T6">}  </text:span></text:p>
        </text:list-item>
        <text:list-item>
          <text:p text:style-name="P7">}  </text:p>
        </text:list-item>
      </text:list>
      <text:p text:style-name="P3"><text:line-break/><text:span text:style-name="T7">Powyższy kod definiuje funkcję, która konwertuje liczbę na jej odpowiednik tekstowy. Powzięto w niej założenie, że liczba przekazana do konwersji, nie może być większa niż 8 bitów.</text:span></text:p>
      <text:p text:style-name="P3"/>
      <text:p text:style-name="P5"/>
      <text:list xml:id="list114134705" text:style-name="L6">
        <text:list-item>
          <text:p text:style-name="P10"><text:span text:style-name="T4">void</text:span> printMask(unsigned <text:span text:style-name="T2">char</text:span> * mask)  </text:p>
        </text:list-item>
        <text:list-item>
          <text:p text:style-name="P9">{  </text:p>
        </text:list-item>
        <text:list-item>
          <text:p text:style-name="P14">    <text:span text:style-name="T6">unsigned </text:span><text:span text:style-name="T3">char</text:span><text:span text:style-name="T6"> value = 0;  </text:span></text:p>
        </text:list-item>
        <text:list-item>
          <text:p text:style-name="P15">      </text:p>
        </text:list-item>
        <text:list-item>
          <text:p text:style-name="P14">    <text:span text:style-name="T6">value += (mask[7] * 128);  </text:span></text:p>
        </text:list-item>
        <text:list-item>
          <text:p text:style-name="P15">    <text:span text:style-name="T6">value += (mask[6] * 64);  </text:span></text:p>
        </text:list-item>
        <text:list-item>
          <text:p text:style-name="P14">    <text:span text:style-name="T6">value += (mask[5] * 32);  </text:span></text:p>
        </text:list-item>
        <text:list-item>
          <text:p text:style-name="P15">    <text:span text:style-name="T6">value += (mask[4] * 16);   </text:span></text:p>
        </text:list-item>
        <text:list-item>
          <text:p text:style-name="P14">    <text:span text:style-name="T6">value += (mask[3] * 8);   </text:span></text:p>
        </text:list-item>
        <text:list-item>
          <text:p text:style-name="P15">    <text:span text:style-name="T6">value += (mask[2] * 4);   </text:span></text:p>
        </text:list-item>
        <text:list-item>
          <text:p text:style-name="P14">    <text:span text:style-name="T6">value += (mask[1] * 2);   </text:span></text:p>
        </text:list-item>
        <text:list-item>
          <text:p text:style-name="P15">    <text:span text:style-name="T6">value += mask[0];  </text:span></text:p>
        </text:list-item>
        <text:list-item>
          <text:p text:style-name="P14">      </text:p>
        </text:list-item>
        <text:list-item>
          <text:p text:style-name="P15">    <text:span text:style-name="T6">PORTD = value;  </text:span></text:p>
        </text:list-item>
        <text:list-item>
          <text:p text:style-name="P8">}  </text:p>
        </text:list-item>
      </text:list>
      <text:p text:style-name="P3"><text:line-break/><text:span text:style-name="T8">Metoda printMask, służy do wyświetlenia binarnej wartości liczby, która została skonwertowan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, serif"/>
    <style:font-face style:name="Courier New" svg:font-family="'Courier New', Courier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06:30:38.691296988</meta:creation-date>
    <dc:date>2020-06-06T07:00:05.868657786</dc:date>
    <meta:editing-duration>PT28M50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255" meta:character-count="1665" meta:non-whitespace-character-count="1326"/>
  </office:meta>
</office:document-meta>
</file>